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635d"/>
    </style:style>
    <style:style style:name="P2" style:family="paragraph" style:parent-style-name="Text_20_body" style:list-style-name="L3">
      <style:paragraph-properties fo:line-height="150%"/>
    </style:style>
    <style:style style:name="P3" style:family="paragraph" style:parent-style-name="Text_20_body">
      <style:text-properties officeooo:rsid="001e351b" officeooo:paragraph-rsid="001e351b"/>
    </style:style>
    <style:style style:name="P4" style:family="paragraph" style:parent-style-name="Text_20_body">
      <style:text-properties officeooo:rsid="0022691f" officeooo:paragraph-rsid="0022691f"/>
    </style:style>
    <style:style style:name="P5" style:family="paragraph" style:parent-style-name="Text_20_body" style:list-style-name="L4">
      <style:text-properties officeooo:rsid="0022f0cc" officeooo:paragraph-rsid="0022f0cc"/>
    </style:style>
    <style:style style:name="P6" style:family="paragraph" style:parent-style-name="Text_20_body" style:list-style-name="L4">
      <style:text-properties officeooo:rsid="002486b1" officeooo:paragraph-rsid="002fe61a"/>
    </style:style>
    <style:style style:name="P7" style:family="paragraph" style:parent-style-name="Text_20_body" style:list-style-name="L4">
      <style:text-properties officeooo:rsid="0024f987" officeooo:paragraph-rsid="0030611c"/>
    </style:style>
    <style:style style:name="P8" style:family="paragraph" style:parent-style-name="Text_20_body" style:list-style-name="L5">
      <style:text-properties officeooo:rsid="0026e6c1" officeooo:paragraph-rsid="0026e6c1"/>
    </style:style>
    <style:style style:name="P9" style:family="paragraph" style:parent-style-name="Text_20_body" style:list-style-name="L5">
      <style:text-properties officeooo:rsid="00271dc3" officeooo:paragraph-rsid="00271dc3"/>
    </style:style>
    <style:style style:name="P10" style:family="paragraph" style:parent-style-name="Text_20_body" style:list-style-name="L5">
      <style:text-properties officeooo:rsid="00271dc3" officeooo:paragraph-rsid="0031668d"/>
    </style:style>
    <style:style style:name="P11" style:family="paragraph" style:parent-style-name="Text_20_body" style:list-style-name="L5">
      <style:text-properties officeooo:rsid="0028e7f7" officeooo:paragraph-rsid="0028e7f7"/>
    </style:style>
    <style:style style:name="P12" style:family="paragraph" style:parent-style-name="Text_20_body" style:list-style-name="L5">
      <style:text-properties officeooo:rsid="0029cd76" officeooo:paragraph-rsid="0029cd76"/>
    </style:style>
    <style:style style:name="P13" style:family="paragraph" style:parent-style-name="Text_20_body" style:list-style-name="L6">
      <style:text-properties officeooo:rsid="002a233c" officeooo:paragraph-rsid="002a233c"/>
    </style:style>
    <style:style style:name="P14" style:family="paragraph" style:parent-style-name="Text_20_body" style:list-style-name="L4">
      <style:text-properties officeooo:rsid="002d7218" officeooo:paragraph-rsid="002d7218"/>
    </style:style>
    <style:style style:name="P15" style:family="paragraph" style:parent-style-name="Text_20_body" style:list-style-name="L5">
      <style:text-properties officeooo:rsid="002f119f" officeooo:paragraph-rsid="002f119f"/>
    </style:style>
    <style:style style:name="P16" style:family="paragraph" style:parent-style-name="Text_20_body" style:list-style-name="L4">
      <style:text-properties officeooo:rsid="00335ee4" officeooo:paragraph-rsid="00335ee4"/>
    </style:style>
    <style:style style:name="P17" style:family="paragraph" style:parent-style-name="Text_20_body" style:list-style-name="L7">
      <style:text-properties officeooo:paragraph-rsid="003c3e05"/>
    </style:style>
    <style:style style:name="P18" style:family="paragraph" style:parent-style-name="Text_20_body" style:list-style-name="L8">
      <style:text-properties officeooo:paragraph-rsid="003ce06f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text-align="center" style:justify-single-word="false" fo:break-before="page"/>
    </style:style>
    <style:style style:name="P21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officeooo:paragraph-rsid="0014635d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Heading_20_3">
      <style:paragraph-properties fo:text-align="start" style:justify-single-word="false"/>
      <style:text-properties officeooo:paragraph-rsid="0014635d"/>
    </style:style>
    <style:style style:name="P29" style:family="paragraph" style:parent-style-name="Heading_20_3">
      <style:paragraph-properties fo:text-align="start" style:justify-single-word="false"/>
      <style:text-properties officeooo:paragraph-rsid="0015c964"/>
    </style:style>
    <style:style style:name="P30" style:family="paragraph" style:parent-style-name="Heading_20_4"/>
    <style:style style:name="P31" style:family="paragraph" style:parent-style-name="Frame_20_contents">
      <style:paragraph-properties fo:text-align="start" style:justify-single-word="false"/>
    </style:style>
    <style:style style:name="P32" style:family="paragraph">
      <loext:graphic-properties draw:fill-color="#ffffff" draw:opacity="0%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loext:graphic-properties draw:fill-color="#ffffff" draw:opacity="0%"/>
      <style:paragraph-properties fo:text-align="center"/>
      <style:text-properties fo:font-size="12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officeooo:rsid="000a42a6"/>
    </style:style>
    <style:style style:name="T2" style:family="text">
      <style:text-properties officeooo:rsid="0010107c"/>
    </style:style>
    <style:style style:name="T3" style:family="text">
      <style:text-properties officeooo:rsid="0015c964"/>
    </style:style>
    <style:style style:name="T4" style:family="text">
      <style:text-properties officeooo:rsid="001c9182"/>
    </style:style>
    <style:style style:name="T5" style:family="text">
      <style:text-properties officeooo:rsid="003c3e05"/>
    </style:style>
    <style:style style:name="T6" style:family="text">
      <style:text-properties officeooo:rsid="003ce06f"/>
    </style:style>
    <style:style style:name="T7" style:family="text">
      <style:text-properties officeooo:rsid="00488617"/>
    </style:style>
    <style:style style:name="T8" style:family="text">
      <style:text-properties officeooo:rsid="0048e906"/>
    </style:style>
    <style:style style:name="T9" style:family="text">
      <style:text-properties fo:font-size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opacity="0%" draw:textarea-horizontal-align="justify" draw:textarea-vertical-align="middle" draw:auto-grow-height="false" fo:min-height="12.425cm" fo:min-width="13.441cm" draw:shadow-opacity="0%" style:run-through="foreground"/>
    </style:style>
    <style:style style:name="gr3" style:family="graphic">
      <style:graphic-properties svg:stroke-color="#000000" draw:fill-color="#ffffff" draw:opacity="0%" draw:textarea-horizontal-align="justify" draw:textarea-vertical-align="middle" draw:auto-grow-height="false" fo:min-height="0.69cm" fo:min-width="2.409cm" draw:shadow-opacity="0%" style:run-through="foreground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0.688cm" fo:min-width="2.408cm" draw:shadow-opacity="0%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-color="#ffffff" draw:opacity="0%" draw:textarea-horizontal-align="justify" draw:textarea-vertical-align="middle" draw:auto-grow-height="false" fo:min-height="3.747cm" fo:min-width="13.441cm" draw:shadow-opacity="0%" style:run-through="foreground"/>
    </style:style>
    <style:style style:name="gr7" style:family="graphic">
      <style:graphic-properties svg:stroke-color="#000000" draw:fill-color="#ffffff" draw:opacity="0%" draw:textarea-horizontal-align="justify" draw:textarea-vertical-align="middle" draw:auto-grow-height="false" fo:min-height="5.662cm" fo:min-width="13.441cm" draw:shadow-opacity="0%" style:run-through="foreground"/>
    </style:style>
    <style:style style:name="gr8" style:family="graphic">
      <style:graphic-properties svg:stroke-color="#000000" draw:fill-color="#ffffff" draw:opacity="0%" draw:textarea-horizontal-align="justify" draw:textarea-vertical-align="middle" draw:auto-grow-height="false" fo:min-height="3.016cm" fo:min-width="13.441cm" draw:shadow-opacity="0%" style:run-through="foreground"/>
    </style:style>
    <style:style style:name="gr9" style:family="graphic">
      <style:graphic-properties svg:stroke-color="#000000" draw:fill-color="#ffffff" draw:opacity="0%" draw:textarea-horizontal-align="justify" draw:textarea-vertical-align="middle" draw:auto-grow-height="false" fo:min-height="3.016cm" fo:min-width="6.72cm" draw:shadow-opacity="0%" style:run-through="foreground"/>
    </style:style>
    <style:style style:name="gr10" style:family="graphic">
      <style:graphic-properties svg:stroke-color="#000000" draw:fill-color="#ffffff" draw:opacity="0%" draw:textarea-horizontal-align="justify" draw:textarea-vertical-align="middle" draw:auto-grow-height="false" fo:min-height="0.9cm" fo:min-width="13.441cm" draw:shadow-opacity="0%" style:run-through="foreground"/>
    </style:style>
    <style:style style:name="gr11" style:family="graphic">
      <style:graphic-properties svg:stroke-color="#000000" draw:fill-color="#ffffff" draw:opacity="0%" draw:textarea-horizontal-align="justify" draw:textarea-vertical-align="middle" draw:auto-grow-height="false" fo:min-height="2.037cm" fo:min-width="6.72cm" draw:shadow-opacity="0%" style:run-through="foreground"/>
    </style:style>
    <style:style style:name="gr12" style:family="graphic">
      <style:graphic-properties svg:stroke-color="#000000" draw:fill-color="#ffffff" draw:opacity="0%" draw:textarea-horizontal-align="justify" draw:textarea-vertical-align="middle" draw:auto-grow-height="false" fo:min-height="2.037cm" fo:min-width="6.747cm" draw:shadow-opacity="0%" style:run-through="foreground"/>
    </style:style>
    <style:style style:name="gr1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andnix <text:span text:style-name="T1">0.0.2 架构,模块及接口</text:span></text:p>
      <text:p text:style-name="P19"/>
      <text:table-of-content text:style-name="Sect1" text:protected="true" text:name="内容目录1">
        <text:table-of-content-source text:outline-level="4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7"><text:a xlink:type="simple" xlink:href="#__RefHeading___Toc125_2059794843" text:style-name="Index_20_Link" text:visited-style-name="Index_20_Link">A.整体架构及代码风格<text:tab/>3</text:a></text:p>
          <text:p text:style-name="P23"><text:a xlink:type="simple" xlink:href="#__RefHeading___Toc233_2059794843" text:style-name="Index_20_Link" text:visited-style-name="Index_20_Link">1.整体架构<text:tab/>3</text:a></text:p>
          <text:p text:style-name="P22"><text:a xlink:type="simple" xlink:href="#__RefHeading___Toc346_2059794843" text:style-name="Index_20_Link" text:visited-style-name="Index_20_Link">(1)设计原则<text:tab/>3</text:a></text:p>
          <text:p text:style-name="P22"><text:a xlink:type="simple" xlink:href="#__RefHeading___Toc240_2059794843" text:style-name="Index_20_Link" text:visited-style-name="Index_20_Link">(2)项目架构<text:tab/>3</text:a></text:p>
          <text:p text:style-name="P21"><text:a xlink:type="simple" xlink:href="#__RefHeading___Toc452_2059794843" text:style-name="Index_20_Link" text:visited-style-name="Index_20_Link">a.HAL层<text:tab/>4</text:a></text:p>
          <text:p text:style-name="P21"><text:a xlink:type="simple" xlink:href="#__RefHeading___Toc454_2059794843" text:style-name="Index_20_Link" text:visited-style-name="Index_20_Link">b.core层<text:tab/>5</text:a></text:p>
          <text:p text:style-name="P21"><text:a xlink:type="simple" xlink:href="#__RefHeading___Toc456_2059794843" text:style-name="Index_20_Link" text:visited-style-name="Index_20_Link">c.subsystem层<text:tab/>5</text:a></text:p>
          <text:p text:style-name="P23"><text:a xlink:type="simple" xlink:href="#__RefHeading___Toc235_2059794843" text:style-name="Index_20_Link" text:visited-style-name="Index_20_Link">2.代码风格要求<text:tab/>5</text:a></text:p>
          <text:p text:style-name="P27"><text:a xlink:type="simple" xlink:href="#__RefHeading___Toc127_2059794843" text:style-name="Index_20_Link" text:visited-style-name="Index_20_Link">B.模块及其接口<text:tab/>6</text:a></text:p>
        </text:index-body>
      </text:table-of-content>
      <text:p text:style-name="Text_20_body"/>
      <text:p text:style-name="P19"/>
      <text:h text:style-name="P26" text:outline-level="1"><text:bookmark-start text:name="__RefHeading___Toc125_2059794843"/>整体架构<text:span text:style-name="T2">及代码风格</text:span><text:bookmark-end text:name="__RefHeading___Toc125_2059794843"/></text:h>
      <text:h text:style-name="P24" text:outline-level="2"><text:bookmark-start text:name="__RefHeading___Toc233_2059794843"/>整体架构<text:bookmark-end text:name="__RefHeading___Toc233_2059794843"/></text:h>
      <text:h text:style-name="P29" text:outline-level="3"><text:bookmark-start text:name="__RefHeading___Toc346_2059794843"/>设计原则<text:bookmark-end text:name="__RefHeading___Toc346_2059794843"/></text:h>
      <text:list xml:id="list514906966274693218" text:style-name="L3">
        <text:list-item>
          <text:p text:style-name="P2">尽量避免<text:span text:style-name="T3">在内核实现驱动程序,初始化用的ramdisk除外.</text:span></text:p>
        </text:list-item>
        <text:list-item>
          <text:p text:style-name="P2">要严格遵守代码风格来保证代码有较好的可读性.</text:p>
        </text:list-item>
        <text:list-item>
          <text:p text:style-name="P2">不要用全局变量来传参.模块内部使用的变量要加static.</text:p>
        </text:list-item>
        <text:list-item>
          <text:p text:style-name="P2">HAL层以上的代码(不包括HAL层)要尽量使用面向对象的方式来编写.</text:p>
        </text:list-item>
      </text:list>
      <text:h text:style-name="P28" text:outline-level="3"><text:bookmark-start text:name="__RefHeading___Toc240_2059794843"/><text:soft-page-break/>项目架构<text:bookmark-end text:name="__RefHeading___Toc240_2059794843"/></text:h>
      <text:p text:style-name="P1"><draw:frame draw:style-name="fr1" draw:name="框架1" text:anchor-type="paragraph" svg:width="17.858cm" draw:z-index="0"><draw:text-box fo:min-height="16.805cm"><text:p text:style-name="P31"><draw:g text:anchor-type="paragraph" draw:z-index="1" draw:style-name="gr1"><draw:custom-shape draw:style-name="gr2" draw:text-style-name="P32" svg:width="13.442cm" svg:height="12.426cm" svg:x="3.956cm" svg:y="2.863cm"><text:p text:style-name="P33"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4" svg:width="2.41cm" svg:height="0.69cm" svg:x="4.247cm" svg:y="14.399cm"><text:p text:style-name="P33"><text:span text:style-name="T9">in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7.687cm" svg:y="14.399cm"><text:p text:style-name="P33">early_print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0.994cm" svg:y="14.399cm"><text:p text:style-name="P33">kpara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4.274cm" svg:y="13.261cm"><text:p text:style-name="P33">cpu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4.381cm" svg:y="13.208cm"><text:p text:style-name="P33">io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4.274cm" svg:y="11.964cm"><text:p text:style-name="P33">sys_gat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7.687cm" svg:y="11.964cm"><text:p text:style-name="P33">pow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4.247cm" svg:y="10.324cm"><text:p text:style-name="P33">main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7.713cm" svg:y="10.298cm"><text:p text:style-name="P33">interrupt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4" draw:text-style-name="P32" svg:width="2.408cm" svg:height="0.689cm" svg:x="4.3cm" svg:y="9.028cm"><text:p text:style-name="P33">pm</text:p><draw:enhanced-geometry svg:viewBox="0 0 21600 21600" draw:mirror-horizontal="false" draw:mirror-vertical="false" draw:type="rectangle" draw:enhanced-path="M 0 0 L 21600 0 21600 21600 0 21600 0 0 Z N"/></draw:custom-shape><draw:g draw:style-name="gr5"><draw:g draw:style-name="gr5"><draw:custom-shape draw:style-name="gr6" draw:text-style-name="P32" svg:width="13.442cm" svg:height="3.747cm" svg:x="3.956cm" svg:y="11.541cm"><text:p text:style-name="P33">HAL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4.354cm" svg:y="14.399cm"><text:p text:style-name="P33">mmu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7" draw:text-style-name="P32" svg:width="13.442cm" svg:height="5.663cm" svg:x="3.956cm" svg:y="5.879cm"><text:p text:style-name="P33">Core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1.02cm" svg:y="10.324cm"><text:p text:style-name="P33">m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4.381cm" svg:y="10.298cm"><text:p text:style-name="P33">kconsol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7.66cm" svg:y="9.028cm"><text:p text:style-name="P33">ipc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1.02cm" svg:y="9.028cm"><text:p text:style-name="P33">msg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14.381cm" svg:y="9.001cm"><text:p text:style-name="P33">vfs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2" svg:width="2.408cm" svg:height="0.689cm" svg:x="4.274cm" svg:y="7.81cm"><text:p text:style-name="P33">rtl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8" draw:text-style-name="P32" svg:width="13.442cm" svg:height="3.017cm" svg:x="3.956cm" svg:y="2.863cm"><text:p text:style-name="P33">subsystem Lay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32" svg:width="6.721cm" svg:height="3.017cm" svg:x="3.956cm" svg:y="2.863cm"><text:p text:style-name="P33">subsys_driv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32" svg:width="6.721cm" svg:height="3.017cm" svg:x="10.676cm" svg:y="2.863cm"><text:p text:style-name="P33">subsys_linux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10" draw:text-style-name="P32" svg:width="13.442cm" svg:height="0.9cm" svg:x="3.956cm" svg:y="15.499cm"><text:p text:style-name="P33">Hardware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11" draw:text-style-name="P32" svg:width="6.721cm" svg:height="2.038cm" svg:x="3.956cm" svg:y="0.455cm"><text:p text:style-name="P33">Drivers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32" svg:width="6.748cm" svg:height="2.038cm" svg:x="10.676cm" svg:y="0.455cm"><text:p text:style-name="P33">User processes</text:p><draw:enhanced-geometry svg:viewBox="0 0 21600 21600" draw:mirror-horizontal="false" draw:mirror-vertical="false" draw:type="rectangle" draw:enhanced-path="M 0 0 L 21600 0 21600 21600 0 21600 0 0 Z N"/></draw:custom-shape></draw:g></draw:g></draw:g></draw:g></draw:g><draw:frame text:anchor-type="paragraph" draw:z-index="2" draw:style-name="gr13" draw:text-style-name="P36" svg:width="2.054cm" svg:height="0.717cm" svg:x="1.455cm" svg:y="15.714cm"><draw:text-box><text:p text:style-name="P35">Hardware:</text:p></draw:text-box></draw:frame><draw:frame text:anchor-type="paragraph" draw:z-index="3" draw:style-name="gr13" draw:text-style-name="P36" svg:width="2.054cm" svg:height="0.717cm" svg:x="1.487cm" svg:y="9.52cm"><draw:text-box><text:p text:style-name="P35">Kernel:</text:p></draw:text-box></draw:frame><draw:frame text:anchor-type="paragraph" draw:z-index="4" draw:style-name="gr14" draw:text-style-name="P37" svg:width="3.516cm" svg:height="0.555cm" svg:x="0.097cm" svg:y="1.145cm"><draw:text-box><text:p text:style-name="P35"><text:span text:style-name="T9">Userspace Proccess:</text:span></text:p></draw:text-box></draw:frame></text:p></draw:text-box></draw:frame></text:p>
      <text:h text:style-name="Heading_20_4" text:outline-level="4"><text:bookmark-start text:name="__RefHeading___Toc452_2059794843"/>HAL层<text:bookmark-end text:name="__RefHeading___Toc452_2059794843"/></text:h>
      <text:p text:style-name="Text_20_body">该层的作用是<text:span text:style-name="T4">将管理cpu,mmu,中断以及内核传参等实现os基本功能所必须打交道的在不同架构下存在显著差异部分剥离出来,为工作在它上面的core层,和subsystem层提供一个与硬件环境无关的统一接口.模块列表如下:</text:span></text:p>
      <text:list xml:id="list8850277817231889375" text:style-name="L7">
        <text:list-item>
          <text:p text:style-name="P17"><text:span text:style-name="T5">init</text:span></text:p>
        </text:list-item>
      </text:list>
      <text:list xml:id="list7636649727086125003" text:style-name="L4">
        <text:list-item>
          <text:p text:style-name="P5"><text:soft-page-break/>mmu</text:p>
        </text:list-item>
        <text:list-item>
          <text:p text:style-name="P6">early_print</text:p>
        </text:list-item>
        <text:list-item>
          <text:p text:style-name="P7">kparam</text:p>
        </text:list-item>
        <text:list-item>
          <text:p text:style-name="P5">cpu</text:p>
        </text:list-item>
        <text:list-item>
          <text:p text:style-name="P5">io</text:p>
        </text:list-item>
        <text:list-item>
          <text:p text:style-name="P14">sys_gate</text:p>
        </text:list-item>
        <text:list-item>
          <text:p text:style-name="P16">power</text:p>
        </text:list-item>
      </text:list>
      <text:h text:style-name="Heading_20_4" text:outline-level="4"><text:bookmark-start text:name="__RefHeading___Toc454_2059794843"/>core层<text:bookmark-end text:name="__RefHeading___Toc454_2059794843"/></text:h>
      <text:p text:style-name="P3">该层是内核的核心部分,大部分模块都位于此处.主要以面向对象的方式编写.模块列表如下:</text:p>
      <text:list xml:id="list8673255352227683715" text:style-name="L8">
        <text:list-item>
          <text:p text:style-name="P18"><text:span text:style-name="T6">main</text:span></text:p>
        </text:list-item>
      </text:list>
      <text:list xml:id="list8677635755182668735" text:style-name="L5">
        <text:list-item>
          <text:p text:style-name="P8">interrupt</text:p>
        </text:list-item>
        <text:list-item>
          <text:p text:style-name="P10">mm</text:p>
        </text:list-item>
        <text:list-item>
          <text:p text:style-name="P15">kconsole</text:p>
        </text:list-item>
        <text:list-item>
          <text:p text:style-name="P9">pm</text:p>
        </text:list-item>
        <text:list-item>
          <text:p text:style-name="P9">ipc</text:p>
        </text:list-item>
        <text:list-item>
          <text:p text:style-name="P11">msg</text:p>
        </text:list-item>
        <text:list-item>
          <text:p text:style-name="P11">vfs</text:p>
        </text:list-item>
        <text:list-item>
          <text:p text:style-name="P12">rtl</text:p>
        </text:list-item>
      </text:list>
      <text:h text:style-name="Heading_20_4" text:outline-level="4"><text:bookmark-start text:name="__RefHeading___Toc456_2059794843"/>subsystem层<text:bookmark-end text:name="__RefHeading___Toc456_2059794843"/></text:h>
      <text:p text:style-name="P4">负责提供系统调用,并将系统调用翻译成对内核函数的调用.模块列表如下:</text:p>
      <text:list xml:id="list5478296553654191011" text:style-name="L6">
        <text:list-item>
          <text:p text:style-name="P13">subsys_driver</text:p>
        </text:list-item>
        <text:list-item>
          <text:p text:style-name="P13">subsys_linux</text:p>
        </text:list-item>
      </text:list>
      <text:h text:style-name="P25" text:outline-level="2"><text:bookmark-start text:name="__RefHeading___Toc235_2059794843"/><text:soft-page-break/>代码风格要求<text:span text:style-name="T7">(参照Linux kernel风格改编)</text:span><text:bookmark-end text:name="__RefHeading___Toc235_2059794843"/></text:h>
      <text:h text:style-name="Heading_20_3" text:outline-level="3">缩进和空白</text:h>
      <text:p text:style-name="Text_20_body">缩进<text:span text:style-name="T8">为4个空格,8个空格会使代码很靠右,尽量用空格而不是tab(这一点利用astyle可以很轻松的搞定)..因为gihub上面tab看起来相当的糟糕.switch语句里面的case应当缩进来使得代码层次清晰.</text:span></text:p>
      <text:p text:style-name="P20"/>
      <text:h text:style-name="P26" text:outline-level="1"><text:bookmark-start text:name="__RefHeading___Toc127_2059794843"/>模块及其接口<text:bookmark-end text:name="__RefHeading___Toc127_205979484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indent="0.741cm" style:auto-text-indent="false" style:page-number="auto"/>
      <style:text-properties style:font-name="Times New Roman" fo:font-family="'Times New Roman'" style:font-style-name="标准" style:font-family-generic="roman" style:font-pitch="variable" fo:font-size="12pt" fo:background-color="transparen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体" style:font-family-generic="roman" style:font-pitch="variable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style:font-name="Times New Roman1" fo:font-family="'Times New Roman'" style:font-style-name="粗体" style:font-family-generic="roman" style:font-pitch="variable" fo:font-size="101%" fo:font-weight="bold" style:font-size-asian="101%" style:font-weight-asian="normal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2pt" style:font-size-asian="12pt" style:font-weight-asian="normal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4cm" fo:margin-right="0cm" fo:margin-top="0.212cm" fo:margin-bottom="0.212cm" loext:contextual-spacing="false" fo:text-align="start" style:justify-single-word="false" fo:text-indent="-0.764cm" style:auto-text-indent="true">
        <style:tab-stops/>
      </style:paragraph-properties>
      <style:text-properties fo:font-size="95%" fo:font-style="normal" fo:font-weight="bold" style:font-size-asian="95%" style:font-style-asian="normal" style:font-weight-asian="normal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54.660898462</meta:creation-date>
    <meta:generator>LibreOffice/5.0.5.2$Linux_X86_64 LibreOffice_project/00m0$Build-2</meta:generator>
    <dc:date>2016-05-06T19:47:54.431588504</dc:date>
    <meta:editing-duration>PT10H57M21S</meta:editing-duration>
    <meta:editing-cycles>62</meta:editing-cycles>
    <meta:document-statistic meta:table-count="0" meta:image-count="0" meta:object-count="0" meta:page-count="7" meta:paragraph-count="48" meta:word-count="516" meta:character-count="746" meta:non-whitespace-character-count="734"/>
  </office:meta>
</office:document-meta>
</file>